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91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4" style:family="table-cell" style:parent-style-name="Default" style:data-style-name="N99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6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ce17" style:family="table-cell" style:parent-style-name="Default" style:data-style-name="N0"/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position="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6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9" table:formula="of:=[.B4]^2-4*[.A4]*[.C4]" office:value-type="float" office:value="-8" calcext:value-type="float">
            <text:p>-8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5" table:number-columns-repeated="4"/>
          <table:table-cell table:style-name="ce12" office:value-type="string" calcext:value-type="string">
            <text:p>Rozwiązanie</text:p>
          </table:table-cell>
          <table:table-cell table:number-columns-repeated="1019"/>
        </table:table-row>
        <table:table-row table:style-name="ro4">
          <table:table-cell table:style-name="ce6" table:number-columns-repeated="3"/>
          <table:table-cell table:style-name="ce10"/>
          <table:table-cell table:style-name="ce13" table:formula="of:=IF([.A4]=0;&quot;nie ma pierwiastkow&quot;;IF([.D4]&lt;0;&quot;nie ma pierwiastkow&quot;;IF([.D4]=0;&quot;dwa takie same&quot;;IF([.D4]&gt;0;&quot;dwa rozne&quot;))))" office:value-type="string" office:string-value="nie ma pierwiastkow" calcext:value-type="string">
            <text:p>nie ma pierwiastkow</text:p>
          </table:table-cell>
          <table:table-cell table:style-name="ce15"/>
          <table:table-cell table:style-name="ce17"/>
          <table:table-cell table:number-columns-repeated="1017"/>
        </table:table-row>
        <table:table-row table:style-name="ro4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4" table:formula="of:=IF([.D4]&gt;0;(-b+SQRT([.D4]))/(2*[.A4]);IF([.D4]=0; (-b/(2*[.A4]))))" office:value-type="boolean" office:boolean-value="false" calcext:value-type="boolean">
            <text:p>FAŁSZ</text:p>
          </table:table-cell>
          <table:table-cell table:style-name="ce15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4" table:formula="of:=IF([.D4]&gt;0;(-b-SQRT([.D4]))/(2*[.A4]);IF([.D4]=0; (-b/(2*[.A4]))))" office:value-type="boolean" office:boolean-value="false" calcext:value-type="boolean">
            <text:p>FAŁSZ</text:p>
          </table:table-cell>
          <table:table-cell table:style-name="ce16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" table:base-cell-address="$Arkusz1.$A$4" table:cell-range-address="$Arkusz1.$A$4"/>
        <table:named-range table:name="b" table:base-cell-address="$Arkusz1.$B$4" table:cell-range-address="$Arkusz1.$B$4"/>
        <table:named-range table:name="delta" table:base-cell-address="$Arkusz1.$D$4" table:cell-range-address="$Arkusz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4T12:35:34.166221265</dc:date>
    <meta:print-date>2003-03-03T23:27:53</meta:print-date>
    <meta:editing-cycles>2</meta:editing-cycles>
    <meta:editing-duration>PT4M25S</meta:editing-duration>
    <meta:document-statistic meta:table-count="3" meta:cell-count="17" meta:object-count="1"/>
    <meta:generator>LibreOffice/6.0.2.1$Linux_X86_64 LibreOffice_project/00m0$Build-1</meta:generator>
  </office:meta>
</office:document-meta>
</file>